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ぷはーー！！　生き返る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冷たくておいしい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ごく・・・ご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も飲みなよ！　砂漠歩いて来たん
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は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</text:p>
          </table:table-cell>
          <table:table-cell table:style-name="ce0" office:value-type="string">
            <text:p>Map117,028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?</text:p>
          </table:table-cell>
          <table:table-cell table:number-columns-repeated="1019"/>
        </table:table-row>
        <table:table-row>
          <table:table-cell table:style-name="ce0" office:value-type="string">
            <text:p>精霊は水の摂取を必要としない、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まあ、そんなところでしょうか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人間とは、根本的に体のつくりが
違うんだ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は精霊の王って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ぁ、そんな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はちょっと水を飲みたく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そろそろ話を聞かせてもらお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知りたいのは当然、煉絶の姫君カラットの
ことについて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彼女に対しての情報が著しく少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現時点で知り得ているのは、彼女が魔界に
おける名家の息女、ということだけ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わゆる、お嬢様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通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つてカラットは、魔界のライバル家に自らの
力を示すため、この人間界を制覇することを
企て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少女の才覚を宿していたノア様は、
熾天宮で天の使いの力を授かり、カラット達を
迎え撃ち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族が武器としている魔力は、天の使いの力
でしか打ち破ることができないから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、私も精霊族の代表としてノア様に
お力添えをして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、ノアちゃんだけじゃ力不足だった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決してノア様の力が足りなかったわけで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、お恥ずかしなが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ともあろう私が、人間界に満ちた魔力の
せいで“瘴魔状態”になっていま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ノア様に救っていただいた御恩があった
ので、その恩返しがしたくてカラット討伐に
参加させていただいた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瘴魔（しょうま）状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それは。</text:p>
          </table:table-cell>
          <table:table-cell table:style-name="ce0" office:value-type="string">
            <text:p>Map035
</text:p>
          </table:table-cell>
          <table:table-cell table:style-name="ce0"/>
          <table:table-cell table:style-name="ce0" office:value-type="string">
            <text:p>Never heard of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、ご存じなかったのですか。
失礼し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というものは、魔界に住む種族にしか
操ることが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人間や精霊が強い魔力にあてられ、その
干渉を受けてしまうと、その影響を受けて
心身が暴走した状態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が“瘴魔状態”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っかで聞いた話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幽霊船で出くわした精霊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スターが言ってたじゃない。　魔力の干渉を
受けた精霊が暴走して、あの騒ぎを起こしてた
っ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そんなこと言って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にそのとお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は魔力の干渉に敏感なので、人間よりも
瘴魔状態に陥りやすい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私もちょっと・・・暴れちゃ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こをノアに救われ、恩返しのためにカラット
討伐に助力していたというわけ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ことをよく知っているあなたが協力して
くれれば、あたし達も心強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も助けてくれる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は、すごく手ごわいです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え・・・側近も強いんだ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も”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が”・・・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・・・“が”・・・手ごわ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じゃあ、カラット本人は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く弱い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りえないくらい。　紙みたいに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えﾞ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そおおおおおおおおおおおお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驚かれると、あれ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本当です。　その辺に落ちてる葉っぱよりも
弱いんじゃ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じゃあ・・・カラットは大した相手じゃ
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こそが、真に恐れるべき敵だと
いうの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こと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てことは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が北部のアジト最深部でカラットに
会った時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チャンスだった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の姿は見えなかったし、あの場には
カラット本人しかいなかった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深追いを警戒してその場を撤退したのが
裏目に出た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追撃していれば、倒せていたのかもし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まあ、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、思いませんから・・・
カラット本人が常人よりも弱いだ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アレだね・・・拍子ぬけしちゃった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先ほど早乙女さんが言ったとおり、
真に恐れるべきなのは側近の2人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側近の2人ってどんなやつら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会ったこと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の名家・・・ダジェルバージ家に代々
仕える最強の双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とブロンシュ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は伝説の魔導具
【驪龍槍（りりょうそう）】の使い手で、武術に
おいて彼女を超える魔族はいないと言わ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槍さばきは、ひとたび振るわれれば破壊と
消滅の限りを尽くすと言われる恐ろしい相手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か、かっこイイ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ンタがあこがれてどうすん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もう一人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は、身体能力こそ劣るものの、
一流の魔術師でさえ操ることが難しいと
言われる【洸龍玉（こうりょうぎょく）】と呼ばれる
魔導具を、なんと同時に3つも扱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自らの絶大な魔力で生み出される氷と閃光の
力を洸龍玉がさらに増幅し、前に立つ者の魂
すら凍りつかせ粉砕すると言われて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い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たちが使う“魔導具”というの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に伝わる高度な術式が施された伝説の
武具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非常に強力な力を秘めていますが、その製法は
不明の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とノア様が戦う様子を後方から見て
いましたが、もう、なん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圧倒されてしまい、私はほとんど何もできません
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んなすごい人たちなんですか・・・っ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、敵に回したら大変な相手だね・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でしょう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んでもないやつらのよう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ノアはその強大な双璧を破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対に勝てない相手ではない、ということ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の使いの力を信じて、戦い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なさんなら、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まで来て、後には引けない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やればできるコ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誉められてる気がし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ころで、もう一人の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蒼麗の歌姫”については、何か情報は
無い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ええと・・・そ、そう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念ながら、かつての戦いには一度も登場
することがなかったので、情報らしい情報は
持ってい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能力は未知数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で弟のサッファと戦った感じだと、
けっこう強かったと思うけど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したら、たぶんあれは全然本気では
なかった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をかなりセーブしていたのが分か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じゃあ、青い髪のカラットのグループも
相当強いってこと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ずれにしても油断はでき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実は今、我々はとある人物に熾力を
強化するための研究を任せ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について何か参考意見はあるだろ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研究館の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ね・・・</text:p>
          </table:table-cell>
          <table:table-cell table:style-name="ce0" office:value-type="string">
            <text:p>Map292</text:p>
          </table:table-cell>
          <table:table-cell table:style-name="ce0"/>
          <table:table-cell table:style-name="ce0" office:value-type="string">
            <text:p>Y-Ye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前の大戦時は、熾力を科学的に研究する
というような話は一切なかったの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私にも是非が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本当に効率よく熾力を強化することが
できるなら、とても心強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I know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には頑張ってもらわ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あの研究館・・・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気になる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　あの、助手の方・・・ルミィさんという
メガネの女の人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も館長が行っている研究を、裏でこそこそ
嗅ぎ回っている・・・そんな感じ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が・・・熾力研究を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てルミィさんが、そんなことを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は分かり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人目をはばかって館長の研究データ
を調べている様子を何度か目撃し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怪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ルミィはたびたび我々の行動を
牽制するような発言をして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かかわらない方が身のためだ”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良くないことを企んでいるのかも
しれ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、彼女の行動には注意した方が良さそ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、どうしたのさっきか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ツラそうだけど・・・体調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、何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疲れただけです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しゃべらせてばっかりだったも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らく休憩する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自、あまり遠くへ出歩かないように注意
しながら解散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ーい！　化石探すぞ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砂嵐が止んで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町へ戻るなら、今しかあるま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顔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～・・・さ、さっきちょっと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向こうの砂場で顔から転んじゃったんだよね！
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！　ドジですよね、
あは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目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目が砂に入っちゃったんだよね！　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・・・目が砂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秋空さんが親切にフォローしてくれてるんだ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っかりしなき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も、もう大丈夫です。　行き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か。　問題ないなら、問題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事に精霊王ちゃんも仲間にできたから、
この事をお姫様に報告しに戻った方が
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　次の行動方針も話し合わなきゃ
いけない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お姫様、びっくりす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がこんなにかわいい女の子だと
知ったらさ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わ、私は・・・そんな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ずっと気になって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さんって、お名前何て言うん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！　名乗ってませんでし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前は、“こむ”って言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ちゃんだね？　これから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！　精一杯サポートしますので、よろしく
お願い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こむ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ポートキャラはレグマ達と行動を共にし、
キャラ会話などもできますが、メインキャラと
違う点がいくつか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水分値の概念が無い（飲み物使用不可）
・尿意の増加に気温の影響を受けない
・尿意はキャラ会話選択画面のみで確認可能
　　　　　　　　　　　　　　　　　　　　　　　　・・・な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サポートに関してはバトル中に解説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精霊王は水を飲まないなどの誤解は
この後解けた模様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